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Standard">
      <style:text-properties officeooo:paragraph-rsid="004d71a0"/>
    </style:style>
    <style:style style:name="P4" style:family="paragraph" style:parent-style-name="Text_20_body">
      <style:text-properties officeooo:paragraph-rsid="004e8856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8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9" style:family="paragraph" style:parent-style-name="Text_20_body" style:list-style-name="L1">
      <style:text-properties officeooo:paragraph-rsid="004e8856"/>
    </style:style>
    <style:style style:name="P10" style:family="paragraph" style:parent-style-name="Text_20_body" style:list-style-name="L2">
      <style:text-properties officeooo:paragraph-rsid="004e8856"/>
    </style:style>
    <style:style style:name="P11" style:family="paragraph" style:parent-style-name="Text_20_body" style:list-style-name="L1">
      <style:text-properties fo:font-weight="bold" officeooo:paragraph-rsid="004e8856" fo:background-color="#ffff00" style:font-weight-asian="bold" style:font-weight-complex="bold"/>
    </style:style>
    <style:style style:name="P12" style:family="paragraph" style:parent-style-name="Text_20_body" style:list-style-name="L2">
      <style:text-properties fo:font-weight="bold" officeooo:paragraph-rsid="004e8856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136c5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1" table:style-name="Tabla1">
        <table:table-column table:style-name="Tabla1.A"/>
        <table:table-column table:style-name="Tabla1.B"/>
        <table:table-row table:style-name="TableLine2728091068400"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/>
      <text:p text:style-name="P2"/>
      <table:table table:name="Tabla2" table:style-name="Tabla2">
        <table:table-column table:style-name="Tabla2.A"/>
        <table:table-column table:style-name="Tabla2.B"/>
        <table:table-row table:style-name="TableLine2728091075200">
          <table:table-cell table:style-name="Tabla2.A1" office:value-type="string">
            <text:p text:style-name="P7"><draw:frame draw:style-name="fr1" draw:name="Imagen4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4">Que personaxe inventou a primeira máquina capaz de sumar números?</text:p>
            <text:list xml:id="list820542760" text:style-name="L1">
              <text:list-item>
                <text:p text:style-name="P9">George Boole</text:p>
              </text:list-item>
              <text:list-item>
                <text:p text:style-name="P9">Charles Babbage</text:p>
              </text:list-item>
              <text:list-item>
                <text:p text:style-name="P11">Blaise Pascal</text:p>
              </text:list-item>
              <text:list-item>
                <text:p text:style-name="P9">Herman Hollerith</text:p>
              </text:list-item>
            </text:list>
          </table:table-cell>
        </table:table-row>
      </table:table>
      <text:p text:style-name="P2"/>
      <text:p text:style-name="P2"/>
      <text:p text:style-name="P2"/>
      <table:table table:name="Tabla3" table:style-name="Tabla3">
        <table:table-column table:style-name="Tabla3.A"/>
        <table:table-column table:style-name="Tabla3.B"/>
        <table:table-row table:style-name="TableLine2728091087984">
          <table:table-cell table:style-name="Tabla3.A1" office:value-type="string">
            <text:p text:style-name="P7"><draw:frame draw:style-name="fr1" draw:name="Imagen5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4">Dos personaxes seguintes, Quen foi o predecesor da compañía que posteriormente se chamaría IBM, mundialmente coñecida como "O xigante Azul"?</text:p>
            <text:list xml:id="list2577139046" text:style-name="L2">
              <text:list-item>
                <text:p text:style-name="P10">George Boole</text:p>
              </text:list-item>
              <text:list-item>
                <text:p text:style-name="P10">Charles Babbage</text:p>
              </text:list-item>
              <text:list-item>
                <text:p text:style-name="P10">Blaise Pascal</text:p>
              </text:list-item>
              <text:list-item>
                <text:p text:style-name="P12">Herman Hollerith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12T17:51:11.864000000</dc:date>
    <meta:editing-duration>PT7H54M23S</meta:editing-duration>
    <meta:editing-cycles>131</meta:editing-cycles>
    <meta:generator>LibreOffice/7.1.2.2$Windows_X86_64 LibreOffice_project/8a45595d069ef5570103caea1b71cc9d82b2aae4</meta:generator>
    <meta:document-statistic meta:table-count="3" meta:image-count="3" meta:object-count="0" meta:page-count="1" meta:paragraph-count="16" meta:word-count="59" meta:character-count="364" meta:non-whitespace-character-count="323"/>
  </office:meta>
</office:document-meta>
</file>